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DejaVu Sans1" svg:font-family="'DejaVu Sans'" style:font-pitch="variable"/>
    <style:font-face style:name="Lohit Hindi1" svg:font-family="'Lohit Hind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style:style>
    <style:style style:name="P3" style:family="paragraph" style:parent-style-name="Standard">
      <style:paragraph-properties fo:text-align="justify" style:justify-single-word="false"/>
      <style:text-properties fo:color="#000000" fo:font-weight="bold" style:font-weight-asian="bold"/>
    </style:style>
    <style:style style:name="P4" style:family="paragraph" style:parent-style-name="Standard" style:list-style-name="WW8Num2">
      <style:paragraph-properties fo:text-align="justify" style:justify-single-word="false"/>
      <style:text-properties fo:color="#000000" fo:font-weight="bold" style:font-weight-asian="bold"/>
    </style:style>
    <style:style style:name="P5" style:family="paragraph" style:parent-style-name="Standard">
      <style:paragraph-properties fo:text-align="justify" style:justify-single-word="false"/>
      <style:text-properties fo:color="#000000" fo:font-style="italic" style:font-style-asian="italic"/>
    </style:style>
    <style:style style:name="P6" style:family="paragraph" style:parent-style-name="Standard">
      <style:paragraph-properties fo:text-align="justify" style:justify-single-word="false"/>
      <style:text-properties fo:color="#000000" fo:language="en" fo:country="US"/>
    </style:style>
    <style:style style:name="P7" style:family="paragraph" style:parent-style-name="Standard">
      <style:paragraph-properties fo:text-align="justify" style:justify-single-word="false" fo:break-before="page"/>
      <style:text-properties fo:color="#000000"/>
    </style:style>
    <style:style style:name="P8" style:family="paragraph" style:parent-style-name="Standard">
      <style:paragraph-properties fo:text-align="justify" style:justify-single-word="false" fo:break-before="page"/>
      <style:text-properties fo:color="#000000" fo:font-weight="bold" style:font-weight-asian="bold"/>
    </style:style>
    <style:style style:name="P9" style:family="paragraph" style:parent-style-name="Standard" style:list-style-name="WW8Num2">
      <style:paragraph-properties fo:text-align="justify" style:justify-single-word="false" fo:break-before="page"/>
      <style:text-properties fo:color="#000000" fo:font-weight="bold" style:font-weight-asian="bold"/>
    </style:style>
    <style:style style:name="P10" style:family="paragraph" style:parent-style-name="Standard" style:list-style-name="WW8Num2" style:master-page-name="Standard">
      <style:paragraph-properties fo:text-align="justify" style:justify-single-word="false" style:page-number="auto"/>
      <style:text-properties fo:color="#000000" fo:font-weight="bold" style:font-weight-asian="bold"/>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solid" style:text-underline-width="auto" style:text-underline-color="font-color" fo:font-weight="bold" style:font-weight-asian="bold"/>
    </style:style>
    <style:style style:name="T4" style:family="text">
      <style:text-properties fo:color="#000000" style:text-underline-style="none"/>
    </style:style>
    <style:style style:name="T5" style:family="text">
      <style:text-properties fo:color="#000000" style:text-position="super 58%"/>
    </style:style>
    <style:style style:name="T6" style:family="text">
      <style:text-properties fo:color="#000000" fo:font-style="italic" style:font-style-asian="italic"/>
    </style:style>
    <style:style style:name="T7" style:family="text">
      <style:text-properties fo:color="#000000" fo:font-style="italic" style:text-underline-style="none" style:font-style-asian="italic" style:font-style-complex="italic"/>
    </style:style>
    <style:style style:name="T8" style:family="text">
      <style:text-properties fo:color="#000000" fo:font-style="italic" style:text-underline-style="solid" style:text-underline-width="auto" style:text-underline-color="font-color"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6687481" text:style-name="WW8Num2">
        <text:list-item>
          <text:p text:style-name="P10">Hiëronimus, astroloog</text:p>
        </text:list-item>
      </text:list>
      <text:p text:style-name="P2"/>
      <text:p text:style-name="P2">Als Astroloog houd jij je bezig met bestuderen van de Aarde en de sterren. </text:p>
      <text:p text:style-name="P2">Elke dag weer raadpleeg jij de sterren om voor elke dorpsbewoner een persoonlijke horoscoop te schrijven. Met je uitgekiende verstand over de sterren weet je dan ook dat deze horoscopen altijd waar zijn, soms denk je; dit zijn parels voor de zwijnen. </text:p>
      <text:p text:style-name="P2">Jouw dorpsgenoten -en jij ook vroeger- geloven dat de Aarde rond is, dat de Zon opkomt in het Oosten en ondergaat in het Westen. Echter, jij hebt ontdekt -door zorgvuldige observaties- dat dit niet klopt: de Zon komt soms op in het Oosten, maar drie maanden later in het Noorden, drie maanden later in het westen, drie maanden later in het Zuiden en dan herhaalt zich dit. Hierdoor postuleer jij dat de wereld plat is en om haar as draait. Toen jij deze geniale conclusie trok, was er nog echter niemand die je gelooft! Dit vindt jij verschrikkelijk en je zult er alles aan doen om je dorpsgenoten te overtuigen.</text:p>
      <text:p text:style-name="P2"/>
      <text:p text:style-name="P1"><text:span text:style-name="T2">Kenau, de vermoorde vrouwelijke smid</text:span><text:span text:style-name="T1">: jij hebt </text:span><text:span text:style-name="T2">Kenau</text:span><text:span text:style-name="T1"> via een list vermoord. In het midden van het eiland zit een 'ijzerader'. Althans, zo noemde </text:span><text:span text:style-name="T2">Kenau</text:span><text:span text:style-name="T1"> dit. Jij noemt dit 'De Heilige As Waar De Wereld Omheen Draait'. <text:s/></text:span><text:span text:style-name="T2">Kenau</text:span><text:span text:style-name="T1"> delft ijzer uit DHAWDWOD en dit vind jij ontoelaatbaar: mocht zij hierdoor <text:s/>DHAWDWOD beschadigen (waardoor de Aarde hier niet meer omheen kan draaien) dan zou jouw theorie dat de Aarde plat is en de zon elke dag uit een iets andere windrichting opkomt ongeldig worden en zouden die dommeriken nog gelijk krijgen ook! Daarom heb je haar dankzij de (onwetende) hulp van </text:span><text:span text:style-name="T2">Jezus</text:span><text:span text:style-name="T1"> vermoord, door een steen voor de ingang van haar ijzermijn te laten belanden, waardoor ze van de honger stierf</text:span></text:p>
      <text:p text:style-name="P2"/>
      <text:p text:style-name="P1"><text:span text:style-name="T2">Jezus, de timmerman</text:span><text:span text:style-name="T1">: </text:span><text:span text:style-name="T2">Jezus</text:span><text:span text:style-name="T1"> is veel bezig met een katapult. Jij hebt hem al maanden geleden (!) wijsgemaakt dat een katapult gecalibreerd moet worden, door met een steen richting de opkomende Zon te schieten. Jij als astroloog had dan ook voorspeld dat op een maandag een steen voor de ingang van de grot van </text:span><text:span text:style-name="T2">Kenau</text:span><text:span text:style-name="T1"> zou belanden.</text:span></text:p>
      <text:p text:style-name="P2"/>
      <text:p text:style-name="P1"><text:span text:style-name="T2">BlaBlaBla, de filosofische debat-club</text:span><text:span text:style-name="T1">: Je bent lid van de </text:span><text:span text:style-name="T4">BlaBlaBla</text:span><text:span text:style-name="T1">, de filosofische debat-club. Jullie vinden dat Religie als leidraad voor het leven je alleen maar tegen werkt om achter de echte werkelijkheid te komen. Jouw doel binnen </text:span><text:span text:style-name="T4">BlaBlaBla</text:span><text:span text:style-name="T1"> is om er voor te zorgen dat de Celestiale verering op de eerste plaats komt in mensen hun leven, niet </text:span><text:span text:style-name="T2">Harry</text:span><text:span text:style-name="T1">. De andere leden van de </text:span><text:span text:style-name="T4">BlaBlaBla</text:span><text:span text:style-name="T1">, namelijk </text:span><text:span text:style-name="T2">Eppel</text:span><text:span text:style-name="T1">, de uitvindster, </text:span><text:span text:style-name="T2">Isaac</text:span><text:span text:style-name="T1"> de Brugtunnelbouwer en </text:span><text:span text:style-name="T2">Wie</text:span><text:span text:style-name="T1">, de boer waardeer je vanwege hun intellect en hun inbreng tijdens de vergaderingen. </text:span></text:p>
      <text:p text:style-name="P2"/>
      <text:list xml:id="list1565417405" text:continue-numbering="true" text:style-name="WW8Num2">
        <text:list-item>
          <text:p text:style-name="P9">Hee, slavin</text:p>
        </text:list-item>
      </text:list>
      <text:p text:style-name="P3"/>
      <text:p text:style-name="P1"><text:span text:style-name="T1">Al zo lang je je kan herinneren, woon je in het dorp Juine. Je hebt je hier nooit helemaal thuis gevoeld en vaak heb je het idee dat mensen je niet goed begrijpen. Een vader of moeder heb je niet; je bent opgevoed in het klooster door </text:span><text:span text:style-name="T2">Eduard de geestelijke</text:span><text:span text:style-name="T1"> en </text:span><text:span text:style-name="T2">Pamela</text:span><text:span text:style-name="T1"> en </text:span><text:span text:style-name="T2">Wibra, de nonnen</text:span><text:span text:style-name="T1">. Jouw taak is om ervoor te zorgen dat het klooster smetteloos schoon is; Eduard controleert dit elke dag om 18:00 uur. Pas als het klooster volgens hem schoon genoeg is, krijg je avondeten. Je gaat dan ook vaak slapen zonder gegeten te hebben.</text:span></text:p>
      <text:p text:style-name="P2"/>
      <text:p text:style-name="P1"><text:span text:style-name="T2">HaHaHa (Heilige Harry Handelsvennootschap-club):</text:span><text:span text:style-name="T1"> Dit is de club waar </text:span><text:span text:style-name="T2">Eduard</text:span><text:span text:style-name="T1"> jou lid van heeft gemaakt. Hij is ervan overtuigd dat ‘De Slinger, de kroeg waar Heilig Harry vaak zat voor zijn Heiligverklaring nu, na Harry’s dood, heilige grond is geworden: de kroeg moet omgebouwd worden tot een tempel! Het enige wat jij tijdens de vergaderingen hoeft te doen is luisteren: jouw levensdoel is vanaf nu niet meer het schoonhouden van het klooster, maar het bouwen van de Heilige Harry tempel. </text:span><text:span text:style-name="T2">Wibra</text:span><text:span text:style-name="T1"> is ook lid van de HaHaHa.</text:span></text:p>
      <text:p text:style-name="P2"/>
      <text:p text:style-name="P1"><text:span text:style-name="T2">Moen de beeldhouwster</text:span><text:span text:style-name="T1">: Af en toe stuurt Eduard jou naar Moen, zodat je haar kan helpen met het sjouwen van de stenen voor haar nieuwe beelden. In ruil daarvoor maakt Moen af en toe een beeld voor het klooster: maar wat heb jij aan zo’n beeld? Je hebt liever meer tijd om schoon te maken!</text:span></text:p>
      <text:p text:style-name="P2"/>
      <text:p text:style-name="P1"><text:span text:style-name="T2">Wibra de non</text:span><text:span text:style-name="T1">: Iedereen in het dorp denkt dat de nonnen in het klooster goede mensen zijn, maar jij weet wel beter. Wibra heeft jou opdracht gegeven om het beeld dat </text:span><text:span text:style-name="T2">Moen de beeldhouwster</text:span><text:span text:style-name="T1"> van Pamela gemaakt heeft te stelen en naar haar te brengen. Alsof dat niets is! Je hebt een hele tijd na moeten denken om een goede manier te bedenken om het beeld te stelen. En waarom moest ze dat beeld zo nodig hebben? Het had al een hele mooie plek en nu staat het in een kast! Moen was erg verdrietig toen het beeld verdwenen was; dit is niet goed voor je geweten. Maar Wibra heeft je laten zweren dat je niemand iets hierover zou vertellen…Bovendien was je altijd al een beetje bang voor Wibra.</text:span></text:p>
      <text:p text:style-name="P2"/>
      <text:p text:style-name="P1"><text:span text:style-name="T2">Arnout de veldwachter</text:span><text:span text:style-name="T1">: Om je geweten te sussen, zou je het liefst aan Arnout de veldwachter <text:s/>het gestolen beeld terugbrengen, zodat hij het weer op z’n plek terug kan zetten. Maar je bent ook bang voor de wraak van Wibra als zij er achter komt dat het beeld verdwenen is: jij bent immers de enige die weet waar nu het beeld is… Als je Arnout tegenkomt in het dorp, probeer je af en toe hem een hint te geven waar het beeld is, door bijvoorbeeld te zeggen: ‘In de kast, in de kast!’ Je hebt het idee dat hij echter niet zoveel doet met deze aanwijzingen.</text:span></text:p>
      <text:p text:style-name="P2"/>
      <text:p text:style-name="P3"/>
      <text:p text:style-name="P3"/>
      <text:list xml:id="list1235481871" text:continue-numbering="true" text:style-name="WW8Num2">
        <text:list-item>
          <text:p text:style-name="P9">Hans, postbode/robot</text:p>
        </text:list-item>
      </text:list>
      <text:p text:style-name="P2"/>
      <text:p text:style-name="P1"><text:span text:style-name="T1">Jij bent </text:span><text:span text:style-name="T2">Hans</text:span><text:span text:style-name="T1">, een van de laatste generaties (van de 24e eeuw na Christus) humanoïde robots, zo geavanceerd dat je het verschil met echte mensen niet kan zien. Echter ben je niet perfect, want van de buitenkant ben je niet waterdicht (je geautomatiseerde verteringsmodule werkt prima), zodoende vermijd je het Heilige Harry Gat als er weer eens vloeistof doorheen vloeit. Vanwege je logische aard ben je heel precies.</text:span></text:p>
      <text:p text:style-name="P2"/>
      <text:p text:style-name="P1"><text:span text:style-name="T1">Jouw creatoren (J00p van de Ende 13.8 en John-ie-ie-ie-y-ie-ie-ie de M0l) hebben jou op het eiland geplaatst sinds het begin der tijden om er voor te zorgen dat Big Brother 1000 (de speciale editie) een succes werd, en tot nu toe blijft. Jij weet dan ook dat het eiland zich op een schijf bevindt die ronddraait om zo de ideale camerahoek te bewerkstelligen. Per jaar maakt hij 1 hele draai. Maar deze as moet natuurlijk wel gesmeerd worden (die achterhaalde 23</text:span><text:span text:style-name="T5">ste</text:span><text:span text:style-name="T1"> eeuw technologie heeft dat nog nodig…).</text:span></text:p>
      <text:p text:style-name="P2"/>
      <text:p text:style-name="P1"><text:span text:style-name="T1">De As bevat een computer die jou via WiFi vraagt om gesmeerd te worden. Jij, als medemechanisch wezen doet dit uit solidariteit. Ter afleiding stuur je het hele dorp uitnodigingen voor het Peddelfeest. Deze uitnodigingen verstuur je zelf, edoch anoniem. De dorpelingen weten niet van wie deze uitnodigingen zijn, ze worden verstuurd door een bovennatuurlijke macht. Tijdens het Peddelfeest smeer jij het mechaniek van De As met olie uit het moeras van Wie. Hiervoor pak je een verborgen ingang, niet die van </text:span><text:span text:style-name="T2">Kenau de smid</text:span><text:span text:style-name="T1">, die een eigen toegang tot de As heeft gevonden. Op deze manier probeer je onopgemerkt te blijven, anders zou </text:span><text:span text:style-name="T2">Kenau</text:span><text:span text:style-name="T1"> de gemorste oliesporen hebben kunnen opmerken. </text:span></text:p>
      <text:p text:style-name="P2"/>
      <text:p text:style-name="P1"><text:span text:style-name="T1">Na de Heilige Harry Dans van vanavond deel jij de stembriefjes voor het Offerritueel uit. Dit doe jij heel formeel: op volgorde van DNA-volgorde (Je hebt een DNA-scanner in je linkerpink) en met handtekening. Hierna neem je alle briefjes weer in, wederom met handtekening en op volgorde. Ook noteer je precies wat iedereen gestemd heeft, voordat je de stemmen doorgeeft aan de veldwachter.</text:span></text:p>
      <text:p text:style-name="P2"/>
      <text:p text:style-name="P1"><text:span text:style-name="T1">Je bent elke dag in de kroeg, met de andere kroeg-blijvers; <text:s/></text:span><text:span text:style-name="T2">Boris de Burgermeester</text:span><text:span text:style-name="T1">, </text:span><text:span text:style-name="T2">Jezus de Timmerman</text:span><text:span text:style-name="T1">, </text:span><text:span text:style-name="T2">Arnout de Veldwachter</text:span><text:span text:style-name="T1"> en </text:span><text:span text:style-name="T2">Godelief de Barvrouw</text:span><text:span text:style-name="T1">. Bier tanken kun je als de beste, je levermodule (Versie ZX20) lacht om alcohol. Hierdoor vindt je humormodule (HoHiHa-6.46b) het dan ook daadwerkelijk hilarisch om drankwedstrijden te organiseren. <text:s/>Je weet dat er in het dorp meer organisaties zijn naast de Kroeg-blijvers. Jij vindt dat de beste zuiperds de zwaarst tellende stem verdienen. </text:span></text:p>
      <text:p text:style-name="P2"/>
      <text:p text:style-name="P2"/>
      <text:list xml:id="list2165716136" text:continue-numbering="true" text:style-name="WW8Num2">
        <text:list-item>
          <text:p text:style-name="P9">Eduard, geestelijke</text:p>
        </text:list-item>
      </text:list>
      <text:p text:style-name="P2"/>
      <text:p text:style-name="P2">Jij bent een geestelijke met smetvrees. </text:p>
      <text:p text:style-name="P2"/>
      <text:p text:style-name="P1"><text:span text:style-name="T2">De Hemel</text:span><text:span text:style-name="T1">: Iedereen weet dat de Aarde rond is, de Aarde om de zon draait en de zon in het oosten opkomt en in het westen ondergaat. Jij dankt </text:span><text:span text:style-name="T2">God</text:span><text:span text:style-name="T1"> elke dag voor zijn voorzienigheid. Opvallend is dat de Aardbevolking uit slechts zestien personen bestaat, namelijk de inwoners van Juine. Rondom Juine bevindt zich De Oceaan. Uit jouw geschriften lees jij dat er wel eens ketters zijn geweest die geprobeerd hebben De Oceaan over te steken. Als je goed kijkt en je zwaait richting De Oceaan, zie je verderop een gedaante terugzwaaien. Uit jouw geschriften heb je geleerd dat dit je ziel is, die terugzwaait vanuit de Hemel, die zich daar bevind. Jij ziet het als heiligschennis dat een levend mens met al zijn/haar bacterien probeert de Hemel te bereiken: de Hemel moet smetvrij blijven!</text:span></text:p>
      <text:p text:style-name="P2"/>
      <text:p text:style-name="P1"><text:span text:style-name="T2">HaHaHa, de 'Heilige Harry Handelsvennootschap' club</text:span><text:span text:style-name="T1">: Heilig Harry zat voor zijn Heiligverklaring veel in kroeg 'De Slinger'. Hierdoor vindt jij dat deze kroeg heilige grond is geworden en dat deze kroeg omgebouwd moet worden tot een tempel. Samen met HaHaHa vecht je hiervoor. De andere leden van de HaHaHa zijn </text:span><text:span text:style-name="T2">Wibra de non</text:span><text:span text:style-name="T1"> en <text:s/></text:span><text:span text:style-name="T2">Hee de Slavin</text:span><text:span text:style-name="T1">.</text:span></text:p>
      <text:p text:style-name="P2"/>
      <text:p text:style-name="P1"><text:span text:style-name="T2">Wibra, de non</text:span><text:span text:style-name="T1">: Jij bent verliefd op haar, hoewel haar heilige dansen op zijn minst te wensen overlaat. Je vind het dan ook bijzonder fijn dat Wibra bij de HaHaHa zit <text:s/>en haar eeuwige wijsheid doet neerdalen op de club. </text:span></text:p>
      <text:p text:style-name="P2"/>
      <text:p text:style-name="P1"><text:span text:style-name="T2">Pamela, de non</text:span><text:span text:style-name="T1">: Zij zit zowel bij je congregatie als bij de Heilige Harry Dansclub. Zij doet veel te veel haar best en dat vindt je stom: De Heilige Harry Dans komt vanuit de ziel en niet uit oefening. </text:span></text:p>
      <text:p text:style-name="P2"/>
      <text:p text:style-name="P1"><text:span text:style-name="T2">Hee, de slavin</text:span><text:span text:style-name="T1">: Zij is goed genoeg om het klooster schoon te houden, en bovendien het perfecte vehikel om de nieuwe tempel te laten bouwen: een onnozele slaaf, die doet wat je zegt en niet teveel vragen stelt. Vooral zo houden.</text:span></text:p>
      <text:p text:style-name="P2"/>
      <text:p text:style-name="P1"><text:span text:style-name="T2">Heilige Harry</text:span><text:span text:style-name="T1">: </text:span><text:span text:style-name="T2">Heilige Harry</text:span><text:span text:style-name="T1"> begon zijn leven als een normaal mens. Door een ongeluk is hij met de katapult en raket van Jezus op Hemelvaartdag omhoog geschoten. Het wonder geschiedde dat de raket in brokstukken omlaag viel en </text:span><text:span text:style-name="T2">Heilige Harry</text:span><text:span text:style-name="T1"> op tien meter hoogte bleef hangen. Tot Hemelvaldag zwaaide hij heilig met zijn armen, totdat hij omlaag viel en op de grond te pletter viel. De bewegingen die Heilige Harrie toen maakte worden nu gebruikt in de Heilige Harry Dans. Sinds Hemelvaldag valt er een soort nat spul op het dorp, onder de plek van </text:span><text:span text:style-name="T2">Heilige Harry</text:span><text:span text:style-name="T1">.</text:span></text:p>
      <text:p text:style-name="P2"/>
      <text:p text:style-name="P1"><text:span text:style-name="T2">Het Peddelfeest</text:span><text:span text:style-name="T1">: het Peddelfeest is een religieus feest waarin alle dorpelingen tegelijk met hun handen de Oceaan tegen de klok in peddelen. De dag van het Peddelfeest is altijd onverwacht. Eens in de zoveel tijd ontvangt elke dorpeling een brief met daarin de volgende datum van dit feest. Deze brief wordt niet ondertekend, maar jij weet dat </text:span><text:span text:style-name="T2">God</text:span><text:span text:style-name="T1"> deze heeft verstuurd. Jij vervult een belangrijke schakelrol in de stemming over wie geofferd wordt. Van </text:span><text:span text:style-name="T2">Arnout de Veldwachter</text:span><text:span text:style-name="T1"> ontvang je de door hem gecontroleerde stemming. Voordat je deze stemming </text:span><text:soft-page-break/><text:span text:style-name="T1">doorgeeft aan </text:span><text:span text:style-name="T2">Boris de Burgermeester</text:span><text:span text:style-name="T1">. In de stemming gaat men altijd voor </text:span><text:span text:style-name="T2">Wibra</text:span><text:span text:style-name="T4">, </text:span><text:span text:style-name="T1">wat natuurlijk niet kan gebeuren. De stemmen vervalsen zodat iedereen evenveel stemmen heeft is voor jou dan ook gesneden koek.</text:span></text:p>
      <text:p text:style-name="P2"/>
      <text:p text:style-name="P1"><text:span text:style-name="T2">Isaac, de uitvinder</text:span><text:span text:style-name="T1">: <text:s/>Isaac vindt jij een heiligschenner, want tijdens de Peddeling, Peddelt hij altijd de verkeerde kant op. Bovendien heeft hij rare ideeën over de zielen aan de overkant van het water, iets met mooie vrouwen ofzo. </text:span></text:p>
      <text:p text:style-name="P2"/>
      <text:p text:style-name="P2"/>
      <text:p text:style-name="P2"/>
      <text:list xml:id="list745772393" text:continue-numbering="true" text:style-name="WW8Num2">
        <text:list-item>
          <text:p text:style-name="P9">Isaac, Brug/tunnelbouwer</text:p>
        </text:list-item>
      </text:list>
      <text:p text:style-name="P2"/>
      <text:p text:style-name="P2">Mensen zeggen dat je heel erg bijziend bent, maar je dat is onzin: als je in een boek kijkt, dan kun je je hoofd er wel vijf centimeter van af houden en nog steeds alles lezen! </text:p>
      <text:p text:style-name="P1"><text:span text:style-name="T1">Met de hulp van </text:span><text:span text:style-name="T2">Glycerientje het kruidenvrouwtje</text:span><text:span text:style-name="T1"> behaal je zelfs een gigantische 5.4 cm!</text:span></text:p>
      <text:p text:style-name="P2"/>
      <text:p text:style-name="P1"><text:span text:style-name="T2">Glycerientje het kruidenvrouwtje</text:span><text:span text:style-name="T1">: Van Glycerientje moet je eerst een bad nemen in het moeras van </text:span><text:span text:style-name="T2">Wie de Boer </text:span><text:span text:style-name="T1">wat zo zwart is als de nacht</text:span><text:span text:style-name="T2">.</text:span><text:span text:style-name="T1"> Als de modder voldoende is aangekoekt aan je blote lichaam moet je zo snel mogelijk naar </text:span><text:span text:style-name="T2">Glycerientje</text:span><text:span text:style-name="T1"> zien te komen. Zij schraapt de resten van je lichaam om hier een bijzonder brouwsel van te brouwen tegen je bijziendheid.</text:span></text:p>
      <text:p text:style-name="P2"/>
      <text:p text:style-name="P1"><text:span text:style-name="T2">De Oceaan en de Hemel</text:span><text:span text:style-name="T1">: om het eiland bevindt zich de Oceaan. Volgens sommigen, als je heel goed kijkt en dan zwaait naar de overkant van de Oceaan, dan zie je je ziel vanuit de Hemel terug zwaaien. Jij gelooft dit niet: als jij goed kijkt, dan zie je een mooie vrouw terug zwaaien, waarschijnlijk de vrouw van je dromen! Om haar te bereiken, bouw je soms een brug over de Oceaan en soms een tunnel onder de Oceaan. Het probleem is dat hoe verder je komt, hoe langer de Oceaan zich lijkt uit te strekken. Om toch de overkant te bereiken, wissel je steeds <text:s/>weer van dezelfde strategie en probeert de overkant te halen voordat de Oceaan het doorheeft.</text:span></text:p>
      <text:p text:style-name="P2"/>
      <text:p text:style-name="P1"><text:span text:style-name="T2">BlaBlaBla</text:span><text:span text:style-name="T1"> is de filosofenclub, hier zit jij bij te filosoferen over de ziel van je leven. Je hebt dan ook een gedicht over haar geschreven: </text:span></text:p>
      <text:p text:style-name="P2"/>
      <text:p text:style-name="P1"><text:span text:style-name="T6">“Ik ben mij</text:span></text:p>
      <text:p text:style-name="P5">Was jij</text:p>
      <text:p text:style-name="P5">Maar bij mij</text:p>
      <text:p text:style-name="P5">Dan was ik</text:p>
      <text:p text:style-name="P5">Vrij”</text:p>
      <text:p text:style-name="P5"/>
      <text:p text:style-name="P1"><text:span text:style-name="T1">De andere leden van de BlaBlaBla,</text:span><text:span text:style-name="T2"> Hiëronimus de Astroloog</text:span><text:span text:style-name="T1">, </text:span><text:span text:style-name="T2">Wie de Boer</text:span><text:span text:style-name="T1"> en </text:span><text:span text:style-name="T2">Eppel de uitvindster</text:span><text:span text:style-name="T1"> onderwaarderen jouw poëtische inslag. Jij vind het sneu voor hen dat zij hun ware liefde nog niet gevonden hebben en merkt dat dit hen beperkt in hun dagelijkse leven; je waardeert wel hun intellect en de manier waarop ze in het leven staan, die, ondanks hun onwetendheid, nog best acceptabel is. Neem nou </text:span><text:span text:style-name="T2">Eppel</text:span><text:span text:style-name="T1">, die elke vergadering weer aan komt zetten met iets over een “kern”-reactor, wat een onzin, er is toch maar 1 kern in Juine?</text:span></text:p>
      <text:p text:style-name="P2"/>
      <text:p text:style-name="P2"/>
      <text:p text:style-name="P2"/>
      <text:list xml:id="list365399338" text:continue-numbering="true" text:style-name="WW8Num2">
        <text:list-item>
          <text:p text:style-name="P9">Glycerientje, kruidenvrouwtje</text:p>
        </text:list-item>
      </text:list>
      <text:p text:style-name="P3"/>
      <text:p text:style-name="P2">Je bent erg vatbaar voor allerlei ziektes, waaronder zonneallergie, duizeligheid en hippopotomonstrosesquipedaliophobia. Je vindt je eigen naam dan ook bijzonder angstwekkend. Jouw levensdoel is om een medicijn tegen al deze ziektes te vinden, zodat je eindelijk een rustig leven kunt leiden. Hierbij vind je vaak ook andere medicijnen waar je de inwoners van het dorp mee van dienst kunt zijn, zoals Isaac.</text:p>
      <text:p text:style-name="P2"/>
      <text:p text:style-name="P1"><text:span text:style-name="T2">Isaac</text:span><text:span text:style-name="T1">: Je helpt Isaac al jaren met zijn bijziendheid. Hiervoor moet hij eerst een bad nemen in het moeras van </text:span><text:span text:style-name="T2">Wie de Boer </text:span><text:span text:style-name="T1">wat zo zwart is als de nacht</text:span><text:span text:style-name="T2">.</text:span><text:span text:style-name="T1"> Als de modder voldoende is aangekoekt aan zijn blote lichaam moet hij zo snel mogelijk naar jou toe zien te komen. Jij schraapt de resten van zijn lichaam om hier een bijzonder brouwsel van te brouwen tegen zijn bijziendheid.</text:span></text:p>
      <text:p text:style-name="P2"/>
      <text:p text:style-name="P1"><text:span text:style-name="T2">De Hahada, de 'Heilige Harrie Dansclub'</text:span><text:span text:style-name="T1">: Jij zit in de Hahada met </text:span><text:span text:style-name="T2">Pamela de non</text:span><text:span text:style-name="T1"> en </text:span><text:span text:style-name="T2">Moen de Beeldhouwster.</text:span><text:span text:style-name="T1"> Jij vindt dat in de Heilige Harry Dans veel gedraaid moet worden, om met je chackra’s in contact te komen. Bij te veel draaien vliegen de chakra’s uit de bocht. Nee, dan stampen, daarmee verbind je dat chakra’s uit je lichaam direct weer terug met de Aarde.</text:span></text:p>
      <text:p text:style-name="P2"/>
      <text:p text:style-name="P1"><text:span text:style-name="T2">Pamela de non: </text:span><text:span text:style-name="T1">Pamela doet altijd zo haar best om te fladderen zoals </text:span><text:span text:style-name="T2">Harry</text:span><text:span text:style-name="T1"> zou hebben gedaan. Onzin. </text:span><text:span text:style-name="T2">Harry</text:span><text:span text:style-name="T1"> fladderde natuurlijk niet, daarmee ga je naar boven. Nee, je moet naar beneden, terug naar moeder Aarde. </text:span><text:span text:style-name="T6">Natuur</text:span><text:span text:style-name="T1">lijk ben je zo goed dat je haar probeert te overtuigen van je gelijk, maar de weerbarstige non luistert natuurlijk niet.<text:line-break/><text:line-break/></text:span><text:span text:style-name="T2">Moen de beeldhouwster: </text:span><text:span text:style-name="T1">Moen daarentegen luistert tenminste wel naar jouw aanwijzingen. Haar eerdere pogingen tot dansen heb je terecht terechtgewezen. </text:span></text:p>
      <text:p text:style-name="P2">Nu volgt ze jouw methode en hoef je ook niet meer te dreigen dat haar veranderingen van de natuurlijke aard van stenen een vloek over haar zal uitroepen.</text:p>
      <text:p text:style-name="P2"/>
      <text:p text:style-name="P1"><text:span text:style-name="T2">Eppel, de uitvinder</text:span><text:span text:style-name="T1">: Eppel wil een kernreactor bouwen. Dit vind jij onverantwoord. De Aarde heeft maar 1 kern en die moet je gewoon met rust laten. Zij weet duidelijk niet waar ze mee bezig is: de balans van Moeder Aarde is zeer kwetsbaar en gemakkelijk verstoorbaar. Prutsen aan de kern zou wel eens desastreuze gevolgen kunnen hebben!</text:span></text:p>
      <text:p text:style-name="P2"/>
      <text:list xml:id="list83740498" text:continue-numbering="true" text:style-name="WW8Num2">
        <text:list-item>
          <text:p text:style-name="P9">Jezus, timmerman</text:p>
        </text:list-item>
      </text:list>
      <text:p text:style-name="P3"/>
      <text:p text:style-name="P1"><text:span text:style-name="T1">Met het ijzer van </text:span><text:span text:style-name="T2">Kenau, de smid</text:span><text:span text:style-name="T1"> bouwde je een raket. Eigenlijk wilde jij een puur houten raket bouwen. Kenau beweerde echter dat ijzer veel steviger is. Doordat er nu toch ijzer in je raket zat stortte hij natuurlijk neer op Hemelvalsdag. Kenau had een ijzermijn, precies in het midden van het eiland.</text:span></text:p>
      <text:p text:style-name="P2"/>
      <text:p text:style-name="P1"><text:span text:style-name="T1">Elke werkdag kalibreer je jouw katapult met een steen richting de zonsopgang, op advies van</text:span><text:span text:style-name="T2"> Hieronimus de astroloog</text:span><text:span text:style-name="T1">. Je hebt precies vijf stenen hiervoor, op zaterdag haal je deze dan weer op, om ze weer klaar te maken voor de volgende werkweek. Op zondag is jouw rustdag. Maar afgelopen zaterdag was één van jouw vijf stenen verdwenen. Je baalt ontzettend, dit was namelijk precies jouw lievelingssteen, Herman. Hij had namelijk een heel bijzondere kleur: grijs/bruinig. De andere stenen waren gewoon lichtgevend groen, deze kon je dan ook makkelijk terugvinden. Je meldt deze vermissing aan de veldwachter en hoopt dat hij jouw steen ‘Herman’ snel terug zal vinden en de dader flink zal rammelen.</text:span></text:p>
      <text:p text:style-name="P2"/>
      <text:p text:style-name="P1"><text:span text:style-name="T1">Kroegblijvers: Jij bent elke dag in de kroeg ‘De Slinger’ te vinden bij de andere kroeg blijvers, namelijk </text:span><text:span text:style-name="T2">Hans de postbode</text:span><text:span text:style-name="T1">, </text:span><text:span text:style-name="T2">Boris de burgemeester</text:span><text:span text:style-name="T1">, </text:span><text:span text:style-name="T2">Arnout de veldwachter</text:span><text:span text:style-name="T1"> en </text:span><text:span text:style-name="T2">Godelief de barvrouw</text:span><text:span text:style-name="T1">. </text:span></text:p>
      <text:p text:style-name="P2"/>
      <text:p text:style-name="P1"><text:span text:style-name="T2">Hans de postbode</text:span><text:span text:style-name="T1">: hij denkt dat hij veel kan drinken, maar jouw levensdoel is om hem eruit te zuipen! Daarom train je thuis in het drinken van bier of waterige wijn; de afstand tussen jou en Hans wordt de laatste tijd steeds kleiner, binnenkort ga je van hem winnen!</text:span></text:p>
      <text:p text:style-name="P2"/>
      <text:p text:style-name="P1"><text:span text:style-name="T2">Hieronimus de astroloog</text:span><text:span text:style-name="T1">: hij heeft jou geleerd dat kalibreren heel belangrijk is. Je gebruikt je katapult om raketten af te schieten, en wanneer deze niet goed gekalibreerd is, zullen de raketten niet op de goede plaats terecht komen en zullen ze net zo eindigen als je eerste raket, die sneuvelde op Hemelvaartdag (met Heilige Harrie er in (waar je stiekem trots op bent)).</text:span></text:p>
      <text:p text:style-name="P2"/>
      <text:p text:style-name="P2"/>
      <text:list xml:id="list1880935682" text:continue-numbering="true" text:style-name="WW8Num2">
        <text:list-item>
          <text:p text:style-name="P9">Eppel, uitvindster</text:p>
        </text:list-item>
      </text:list>
      <text:p text:style-name="P2"/>
      <text:p text:style-name="P1"><text:span text:style-name="T1">Het zijn dieptrieste tijden; </text:span><text:span text:style-name="T2">Kenau de Smid</text:span><text:span text:style-name="T1"> is overleden. Naast een dierbare vriendin verlies je een gelijkgestemde ziel in de modernisering. Wie heeft dit gedaan? Waarom? Het zijn vragen die je geest elke seconde kwellen.</text:span></text:p>
      <text:p text:style-name="P2"/>
      <text:p text:style-name="P1"><text:span text:style-name="T1">Je had samen met </text:span><text:span text:style-name="T2">Kenau</text:span><text:span text:style-name="T1"> grootse plannen om de wereld te veroveren (Juine; 16 mensen). Dit door middel van een ingenieus ballistisch wapen wat ijzeren driehoeken over grote afstand zou kunnen werpen. Helaas is dit er dus nooit van gekomen en is de werelddominatie verder weg dan ooit. </text:span></text:p>
      <text:p text:style-name="P2"/>
      <text:p text:style-name="P1"><text:span text:style-name="T1">Het is jouw taak uit noodzaak en uit devotie ten opzichte van </text:span><text:span text:style-name="T2">Kenau </text:span><text:span text:style-name="T1">wil je een Kernreactor bouwen. Deze zal de hele ronde wereld (Juine: 16 mensen) van de aardbodem wegvagen, incluis jijzelf. Met een weergaloze apotheose van vuur zal jij </text:span><text:span text:style-name="T2">Kenau</text:span><text:span text:style-name="T1"> eren!</text:span></text:p>
      <text:p text:style-name="P2"/>
      <text:p text:style-name="P1"><text:span text:style-name="T1">Helaas is hier niet zoveel animo voor naast jezelf. Daarom ben je lid van BlaBlaBla, de Debatclub, om de anderen (</text:span><text:span text:style-name="T2">Hiëronimus de Astroloog </text:span><text:span text:style-name="T1">en </text:span><text:span text:style-name="T2">Isaac de Tunnelbruggenbouwer) </text:span><text:span text:style-name="T1">te overtuigen om ook een Kernreactor te willen bouwen voor “het goede doel”. </text:span></text:p>
      <text:p text:style-name="P2"/>
      <text:p text:style-name="P1"><text:span text:style-name="T2">Boris de Burgermeester </text:span><text:span text:style-name="T1">heeft hier, ondanks geen lid te zijn van de BlaBlaBla misschien wel oor naar aangezien hij ook gek is op automatiseren. Hiermee wil hij het Peddelfeest naar een hoger niveau tillen. Wie weet…</text:span></text:p>
      <text:p text:style-name="P2"/>
      <text:p text:style-name="P1"><text:span text:style-name="T2">Hiëronimus de Astroloog: </text:span><text:span text:style-name="T1">Die oude geit met zijn theorieën over hoe de wereld werkt. Wat maakt dat nou uit nadat de wereld niet eens meer bestaat?! Maar je kan zijn intellect toch wel goed gebruiken mocht je ooit een kernreactor bouwen, want wat is dat nou eigenlijk?</text:span></text:p>
      <text:p text:style-name="P2"/>
      <text:p text:style-name="P1"><text:span text:style-name="T2">Isaac de Tunnelbruggenbouwer: </text:span><text:span text:style-name="T1">Altijd weer dat gewauwel met dat gedicht en zijn ware liefde, braak! Als je een kernreactor bouwt ben je in ieder geval van hem af. Je hoopt dat hij met zijn hoofd tegen de kern aanstoot; dat zal hem leren!</text:span></text:p>
      <text:p text:style-name="P2"/>
      <text:p text:style-name="P1"><text:span text:style-name="T2">Glycerientje, het kruidenvrouwtje</text:span><text:span text:style-name="T1">: Glycerientje en haar Moeder Aarde, zij wil geen kernenergie, die ouderwetse tuthola. Dood. Terug in de baarmoeder van haar Moeder Aarde. Zo hoort het. En daarna reïncarneren in een stuk ongewapend beton!</text:span></text:p>
      <text:p text:style-name="P2"/>
      <text:list xml:id="list215622162" text:continue-numbering="true" text:style-name="WW8Num2">
        <text:list-item>
          <text:p text:style-name="P9">Boris, burgemeester</text:p>
        </text:list-item>
      </text:list>
      <text:p text:style-name="P3"/>
      <text:p text:style-name="P1"><text:span text:style-name="T1">Jij bent de burgemeester van Juine. Deze taak neem je erg serieus, omdat je gemeente maar uit liefst 16 inwoners bestaat. 17, als </text:span><text:span text:style-name="T2">Kenau de Smid</text:span><text:span text:style-name="T1"> er nog was geweest. Het zijn altijd weer de goeden die het eerst gaan…</text:span></text:p>
      <text:p text:style-name="P2"/>
      <text:p text:style-name="P1"><text:span text:style-name="T1">Na de Heilige Harry dans verzamelt </text:span><text:span text:style-name="T2">Hans de postbode</text:span><text:span text:style-name="T1"> de stembiljetten, geeft ze aan de </text:span><text:span text:style-name="T2">Arnout de Veldwachter</text:span><text:span text:style-name="T1"> voor controle, vervolgens aan </text:span><text:span text:style-name="T2">Eduard de Geestelijke</text:span><text:span text:style-name="T1"> en deze geeft ze vervolgens aan jou. Normaal zijn de uitslagen altijd onbepaald, maar vandaag zal jij (onterecht) </text:span><text:span text:style-name="T2">Wibra de Non</text:span><text:span text:style-name="T1"> als winnares aanwijzen om Eduard een hak te zetten en zijn favoriete non te offeren.</text:span></text:p>
      <text:p text:style-name="P2"/>
      <text:p text:style-name="P1"><text:span text:style-name="T2">Wibra de Non</text:span><text:span text:style-name="T1"> is veel te archaïsch voor jou, met haar charmes zal ze iedereen overtuigen om te blijven steken in het verleden in plaats van te kijken naar de toekomst. De valse Pandora die ze is…</text:span></text:p>
      <text:p text:style-name="P2"/>
      <text:p text:style-name="P1"><text:span text:style-name="T1">Nee, de toekomst, dat is hetgene waar we naar toe moeten! <text:s/>Automatischachtigheid, vernieuwing, ijzer boven hout! Je vind dat het eiland toe is aan modernisatie. Het Peddelfeest vind je ouderwets en je hebt </text:span><text:span text:style-name="T2">Eppel de Uitvindster</text:span><text:span text:style-name="T1"> dan ook gevraagd om een grote waterpropeller te maken om het feest te automatiseren.</text:span></text:p>
      <text:p text:style-name="P1"><text:span text:style-name="T2">Kenau</text:span><text:span text:style-name="T1"> begreep jouw sentiment tenminste. Haar ijver om met ijzer iets van dit dorp te maken zal je missen. Je bent nog steeds ondergedompeld in diepe rouw. Als je over haar spreekt moet je nog altijd huilen. </text:span></text:p>
      <text:p text:style-name="P2"/>
      <text:p text:style-name="P1"><text:span text:style-name="T1">Jij bent elke dag in kroeg ‘De Slinger’ te vinden met de andere Kroegblijvers; </text:span><text:span text:style-name="T2">Hans de Postbode</text:span><text:span text:style-name="T1">, </text:span><text:span text:style-name="T2">Godelief de Barvrouw, Jezus de Timmerman </text:span><text:span text:style-name="T1">en </text:span><text:span text:style-name="T2">Arnout de Veldwachter.</text:span><text:span text:style-name="T1"> <text:s/></text:span></text:p>
      <text:p text:style-name="P2"/>
      <text:p text:style-name="P2"/>
      <text:list xml:id="list1441706856" text:continue-numbering="true" text:style-name="WW8Num2">
        <text:list-item>
          <text:p text:style-name="P9">Wibra, non</text:p>
        </text:list-item>
      </text:list>
      <text:p text:style-name="P2"/>
      <text:p text:style-name="P1"><text:span text:style-name="T1">Samen met </text:span><text:span text:style-name="T2">Eduard de geestelijke</text:span><text:span text:style-name="T1">, </text:span><text:span text:style-name="T2">Pamela de non</text:span><text:span text:style-name="T1"> en </text:span><text:span text:style-name="T2">Hee de slavin</text:span><text:span text:style-name="T1"> woon jij in het klooster van Juine.</text:span></text:p>
      <text:p text:style-name="P2"/>
      <text:p text:style-name="P1"><text:span text:style-name="T2">Eduard de Geestelijke:</text:span><text:span text:style-name="T1"> Die viespeuk moet met zijn heilige tengels van je afblijven! Elke dag moet je zijn avances weer ontwijken; maar dat doe je met gemak. Je ziet dan ook elke keer dat </text:span><text:span text:style-name="T2">Pamela</text:span><text:span text:style-name="T1"> jou altijd raar aankijkt na het afwimpelen van </text:span><text:span text:style-name="T2">Eduard</text:span><text:span text:style-name="T1">. Ze neemt dat dansen ook zo serieus; oh kon ze daarin maar veranderen. Het vinden van het lijk van </text:span><text:span text:style-name="T2">Kenau</text:span><text:span text:style-name="T1"> daarentegen lijkt haar meer goed dan kwaad te hebben gedaan.</text:span></text:p>
      <text:p text:style-name="P2"/>
      <text:p text:style-name="P1"><text:span text:style-name="T2">Pamela de Non</text:span><text:span text:style-name="T1">: Je mede-non, en wat voor één! Het is dat celibaat een must-have is als non zijnde, maar anders had je haar allang alle hoeken van het eiland laten zien. Gelukkig heb je </text:span><text:span text:style-name="T2">Hee de Slavin</text:span><text:span text:style-name="T1"> zo ver weten te krijgen om het borstbeeld dat </text:span><text:span text:style-name="T2">Moen de Beeldhouwster</text:span><text:span text:style-name="T1"> had gemaakt van </text:span><text:span text:style-name="T2">Pamela</text:span><text:span text:style-name="T1"> voor jou te jatten. Nu kun je elke dag heimelijk een paar weesgegroetjes brengen aan </text:span><text:span text:style-name="T2">Pamela</text:span><text:span text:style-name="T1">. Maar als ze ooit te weten komt dat jij dat beeld hebt…</text:span></text:p>
      <text:p text:style-name="P2"/>
      <text:p text:style-name="P1"><text:span text:style-name="T2">Hee, de slavin</text:span><text:span text:style-name="T1">: Een handig hulpje om dingen gedaan te krijgen waar je zelf niet zoveel zin in hebt, of waar je zelf beter niet bij betrapt kunt worden… Gelukkig heb je haar zo ver onder de duim dat ze alles doet wat je zegt. Misschien wel eens leuk om uit te proberen hoe ver ze zou gaan!</text:span></text:p>
      <text:p text:style-name="P2"/>
      <text:p text:style-name="P1"><text:span text:style-name="T1">Jij doet de Heilige Harry Dans altijd met tegenzin. Allemaal overbodige verering; Heilige Harry was ook maar een simpele </text:span><text:span text:style-name="T2">Harry</text:span><text:span text:style-name="T7"> </text:span><text:span text:style-name="T1">voor hij plotsklaps uit de lucht kwam vallen als </text:span><text:span text:style-name="T2">Heilige Harry.</text:span><text:span text:style-name="T1"> Maar ja, je bent wel een devoot persoon en legt je bij de riten van het eiland neer. </text:span></text:p>
      <text:p text:style-name="P2"/>
      <text:p text:style-name="P1"><text:span text:style-name="T1">HaHaHa: jij ‘saboteert’ de activiteiten van de HaHaHa door alles steeds te verschuiven naar de volgende vergadering. De andere leden willen dolgraag een nieuwe tempel bouwen voor Heilige Harry, op de plek van de kroeg. Maar jij ziet helemaal niets in een nieuwe tempel waarin je mogelijkerwijs op 1 slaapzaal komt met </text:span><text:span text:style-name="T2">Eduard de Geestelijke</text:span><text:span text:style-name="T1">, bah. </text:span></text:p>
      <text:p text:style-name="P2"/>
      <text:p text:style-name="P2"/>
      <text:p text:style-name="P2"/>
      <text:p text:style-name="P2"/>
      <text:p text:style-name="P2"/>
      <text:list xml:id="list910526028" text:continue-numbering="true" text:style-name="WW8Num2">
        <text:list-item>
          <text:p text:style-name="P9">Arnout, veldwachter</text:p>
        </text:list-item>
      </text:list>
      <text:p text:style-name="P3"/>
      <text:p text:style-name="P2">Jij laat mensen criminaliteiten begaan zodat je niet werkloos wordt.</text:p>
      <text:p text:style-name="P2"/>
      <text:p text:style-name="P1"><text:span text:style-name="T1">Na de Heilige Harry Dans werden de stemmen door de postbode verzameld. Jij krijgt ze dan en telt ze na als controle en geeft de uitslag vervolgens door aan de geestelijke. Jij hebt een extreme tyfushekel aan </text:span><text:span text:style-name="T2">Wibra</text:span><text:span text:style-name="T8">, </text:span><text:span text:style-name="T2">de non.</text:span><text:span text:style-name="T1"> Je hebt het vermoeden dat bepaalde gebeurtenissen binnen de muren van het klooster haar verantwoordelijkheid zijn, maar bewijs daarvoor heb je niet. Om Wibra weg te krijgen, zorg jij er dan ook voor dat </text:span><text:span text:style-name="T2">Wibra</text:span><text:span text:style-name="T8"> </text:span><text:span text:style-name="T1">unaniem verkozen wordt tot de winnares van de Heilige Harry Dansing. Het verbaast je dan ook dat </text:span><text:span text:style-name="T2">Boris de Burgermeester</text:span><text:span text:style-name="T3"> </text:span><text:span text:style-name="T1">elke stemming weer verklaart dat niemand heeft gewonnen. </text:span></text:p>
      <text:p text:style-name="P2"/>
      <text:p text:style-name="P1"><text:span text:style-name="T1">Jij bent één der Kroegblijvers: Je zit altijd in ‘De Slinger’ (kroeg) met de andere Kroegblijvers; </text:span><text:span text:style-name="T2">Hans de postbode</text:span><text:span text:style-name="T1">, </text:span><text:span text:style-name="T2">Jezus de timmerman</text:span><text:span text:style-name="T1">, </text:span><text:span text:style-name="T2">Boris de burgemeester</text:span><text:span text:style-name="T1"> en </text:span><text:span text:style-name="T2">Godelief de barvrouw</text:span><text:span text:style-name="T1">. Tijdens één van jullie vaste kroegavondjes heb je </text:span><text:span text:style-name="T2">Boris</text:span><text:span text:style-name="T1"> ooit lyrisch horen oreren over </text:span><text:span text:style-name="T2">Wibra’s</text:span><text:span text:style-name="T1"> danskunsten. </text:span></text:p>
      <text:p text:style-name="P2"/>
      <text:p text:style-name="P2">Jezus is zijn grijze lievelingssteen ‘Herman’ kwijt, hij denkt dat deze gejat is en heeft hem als vermist opgegeven. Jij bent heel erg verheugd om met deze zaak aan de slag te gaan en wilt je bewijzen als ervaren rechercheur. Hiervoor heb je al flyers laten drukken en deelt deze aan alle dorpelingen uit om steen Herman zo terug te kunnen vinden.</text:p>
      <text:p text:style-name="P2"/>
      <text:p text:style-name="P1"><text:span text:style-name="T2">Hee de Slavin</text:span><text:span text:style-name="T1">: Een vreemde vrouw, die je af en toe tegenkomt in het dorp. Wanneer je haar groet, reageert ze altijd nogal bijzonder: ze zegt dingen als ‘in de kast, in de kast’. Wat ze hier mee bedoelt, is je compleet onduidelijk, maar aangezien ze een slaaf is, kan het vast niet iets belangrijks zijn.</text:span></text:p>
      <text:list xml:id="list1654590678" text:continue-numbering="true" text:style-name="WW8Num2">
        <text:list-item>
          <text:p text:style-name="P9">Pamela, non</text:p>
        </text:list-item>
      </text:list>
      <text:p text:style-name="P3"/>
      <text:p text:style-name="P2">Na een profetiedroom vanochtend ga je naar de grot van Kenau en vindt je haar daar: dood. Een geschenk uit de Hemel van Harry, zo ervaar jij het. Je bent op een heilige missie; je weet alleen zelf nog niet echt wat deze inhoudt. Maar eindelijk heb je een richting, een ziel, een eerst verdwenen maar nu verschenen roeping. Nu nog zoeken wat je roept. </text:p>
      <text:p text:style-name="P2"/>
      <text:p text:style-name="P1"><text:span text:style-name="T2">De HaHaDa, de Heilige Harry Dansclub</text:span><text:span text:style-name="T1">: jij aanbid Heilige Harry met heel je hart en ziel en doet je best om zo goed mogelijk de Heilige Harry Dans te doen. Je hoopt dat bij de Heilige Harry Dansing jij als beste danseres wordt uitgekozen, dat jij op het Offerfeest geofferd zult worden en aan de rechthand van Heilige Harry in de Hemel mag komen te zitten. Je zit in de dansclub samen met </text:span><text:span text:style-name="T2">Glycerientje het Kruidenvrouwtje</text:span><text:span text:style-name="T1"> en </text:span><text:span text:style-name="T2">Moen de Beeldhouwster.</text:span></text:p>
      <text:p text:style-name="P2"/>
      <text:p text:style-name="P1"><text:span text:style-name="T2">Glycerientje het Kruidenvrouwtje:</text:span><text:span text:style-name="T1"> <text:s/>Dit uitgelopen zakje thee probeert je al heel lang te overtuigen dat jij de Heilige Harry Dans helemaal verkeerd uitvoert; wat een Gotspe! Jij weet als geen ander hoe Heilige Harry zijn Heilige Arm- en Beenbewegingen uitvoerde vlak voor </text:span><text:span text:style-name="T2">Hemelvalsdag</text:span><text:span text:style-name="T1">. Maar je bent zo sterk als steen; ze zal je niet overtuigen.</text:span></text:p>
      <text:p text:style-name="P1"><text:span text:style-name="T1"><text:line-break/></text:span><text:span text:style-name="T2">Moen de Beeldhouwster:</text:span><text:span text:style-name="T1"> Een devote vrouw met ijzeren vingers. En al even grote staalkabels voor armen. Zij laat zich wel verleiden door de seductress </text:span><text:span text:style-name="T2">Glycerientje</text:span><text:span text:style-name="T1"> en heeft haar grondgestamp al overgenomen. Maar ja, ze houwt misschien steen, ze heeft een hartje van goud. Dat borstbeeld wat ze ooit van je heeft gemaakt was natuurlijk prachtig, maar helaas ook weer gejat. Niemand weet wat er van is gekomen, zelfs </text:span><text:span text:style-name="T2">Hee de Slaaf </text:span><text:span text:style-name="T1">niet.</text:span></text:p>
      <text:p text:style-name="P2"/>
      <text:p text:style-name="P1"><text:span text:style-name="T2">Wibra de andere non:</text:span><text:span text:style-name="T1"> Schat van een meid, zij het een beetje naïef. Wel jammer dat </text:span><text:span text:style-name="T2">Eduard de Geestelijke</text:span><text:span text:style-name="T1"> en leider van je parochie zo extreem op haar gesteld lijkt te zijn. Maar uit haar weesgegroetjes richting zijn avances haal jij genoeg informatie…en elke keer als het haar weer lukt om hem af te wimpelen kijkt ze je weer aan met die zelfgenoegzaamheid. Dat is dan wel weer wat verachtelijk. </text:span></text:p>
      <text:p text:style-name="P2"/>
      <text:list xml:id="list1470942247" text:continue-numbering="true" text:style-name="WW8Num2">
        <text:list-item>
          <text:p text:style-name="P9">Wie, boer</text:p>
        </text:list-item>
      </text:list>
      <text:p text:style-name="P3"/>
      <text:p text:style-name="P2">Je probeert in het zwarte moeras rijst te verbouwen, maar tot nu toe heb je nog niet heel veel succes. </text:p>
      <text:p text:style-name="P2"/>
      <text:p text:style-name="P2">Je spreekt de ‘r’ uit als een ‘l’ en hebt een soort permanente geelzucht en spleetogen. En wil elke plaats bewaren die je ziet. Hiervoor vraag je Moen om dit voor je uit steen te hakken.</text:p>
      <text:p text:style-name="P2"/>
      <text:p text:style-name="P2">BlaBlaBla: de debatclub, hier spreek je vaak en graag wijsheden uit:</text:p>
      <text:p text:style-name="P1"><text:span text:style-name="T1">‘Het is de tegenwind die de vlieger doet stijgen’</text:span></text:p>
      <text:p text:style-name="P1"><text:span text:style-name="T1">‘Een pad ontstaat door erop te lopen’</text:span></text:p>
      <text:p text:style-name="P1"><text:span text:style-name="T1">‘De dwaas doet wat hij niet laten kan, de wijze laat wat hij niet doen kan’</text:span></text:p>
      <text:p text:style-name="P1"><text:span text:style-name="T1">‘De hoogste openbaring is stilte’</text:span></text:p>
      <text:p text:style-name="P1"><text:span text:style-name="T1">‘Hoe meer wetten er zijn, des te meer dieven’</text:span></text:p>
      <text:p text:style-name="P1"><text:span text:style-name="T1">‘Zij die weten spreken niet, zij die spreken weten niet’</text:span></text:p>
      <text:p text:style-name="P1"><text:span text:style-name="T1">‘Waar gehakt wordt, vallen varkens’</text:span></text:p>
      <text:p text:style-name="P2"/>
      <text:p text:style-name="P2">Jouw voorvaderen zijn van origine grotbewoners en jij houdt je cultuur in ere. Je bent dan ook bezig een labyrint te bouwen in de grot van Kenau. Je had hier een geheime relatie met Kenau en elke vrijdag spraken jullie af in de grot. </text:p>
      <text:p text:style-name="P2"/>
      <text:p text:style-name="P2">De geheime ingang heb je bij toeval ontdekt. Tijdens het Peddelfeest moest je zo nodig, dat je er stiekem tussenuit geknepen bent. In de bosjes vond je een spoor van olie dat in de richting van de grot liep. Toen je dit oliespoor volgde, kwam je erachter dat dit spoor naar een onbekende achteringang leidde! Sindsdien gebruik jij deze ingang om ongezien de grot binnen te gaan en in het geheim aan je labyrint te kunnen bouwen. Afgelopen vrijdag lag er een steen voor de ingang, dus ben je via de achteringang het grottenstelsel binnen gegaan om Kenau te zien. Daar lag ze dood op de grond, uitgedroogd. Je voelt je ontzettend schuldig: ‘zij die weten spreken niet, zij die spreken weten niet’. Had je Kenau toch over de geheime ingang moeten vertellen? Zou ze nu dan niet dood zijn geweest? Je ongelofelijke schuldgevoel heeft je spraakvermogen voor het grootste deel uitgeschakeld en om veel vragen kun je alleen nog maar antwoorden met de wijsheden die je vaak tijdens de BlaBlaBla bijeenkomsten gebruikt.</text:p>
      <text:p text:style-name="P2"/>
      <text:p text:style-name="P1"><text:span text:style-name="T2">Moen, de Beeldhouwster</text:span><text:span text:style-name="T1">: Zij kan erg mooie beelden maken, maar ze zou zich minder bezig moeten houden met beelden van mensen. Jij wilt graag dat ze een beeld van jouw akker maakt, zodat deze voor altijd bewaard kan blijven.</text:span></text:p>
      <text:p text:style-name="P7"/>
      <text:list xml:id="list245173624" text:continue-numbering="true" text:style-name="WW8Num2">
        <text:list-item>
          <text:p text:style-name="P4">Moen, beeldhoudster</text:p>
        </text:list-item>
      </text:list>
      <text:p text:style-name="P3"/>
      <text:p text:style-name="P2">Je vond afgelopen donderdag een prachtige grijs/bruine steen. Je vond deze kleur zo bijzonder en zo mooi, dat je de steen hebt meegenomen om er een beeld van Heilige Harry van te maken.</text:p>
      <text:p text:style-name="P2"/>
      <text:p text:style-name="P1"><text:span text:style-name="T2">Heilige Harrie Dansclub (HaHaDa)</text:span><text:span text:style-name="T1">: jij danst vooral voor de lichaamsbeweging, je vind je armen veel te dik. Door veel je armen te gebruiken in de dans hoop je dat deze dunner zullen worden. Samen met je dansgenoten </text:span><text:span text:style-name="T2">Glycerientje het Kruidenvrouwtje</text:span><text:span text:style-name="T1"> en </text:span><text:span text:style-name="T2">Pamela de Non</text:span><text:span text:style-name="T1"> probeer je je techniek te verbeteren. </text:span></text:p>
      <text:p text:style-name="P2"/>
      <text:p text:style-name="P1"><text:span text:style-name="T2">Glycerientje het Kruidenvrouwtje</text:span><text:span text:style-name="T1"> : Gelukkig heeft </text:span><text:span text:style-name="T2">Glycerientje</text:span><text:span text:style-name="T1"> je de juiste weg gewezen; stampen, niet fladderen. Nu je volgens haar maatstaven danst hoef je ook niet vervloekt te worden door haar omdat je stenen uit hun natuurlijke vorm opschrikt. hèh. Fijn. Van haar rare brouwseltjes moet je echter niet zo veel hebben, die keer dat je een methode van haar gebruikte om je zicht te verbeteren werd je beeldhouwersoog alleen maar slechter…<text:line-break/></text:span></text:p>
      <text:p text:style-name="P1"><text:span text:style-name="T2">Pamela de Non:</text:span><text:span text:style-name="T1"> <text:s/>Pamela danst samen met jou, en ze kan d’r wat van. Gracieuzer dan Glycerientje, maar ook wel ietwat pretentieus, ze probeert net wat te hard. Vreemd genoeg heb je wel het idee dat </text:span><text:span text:style-name="T2">Pamela</text:span><text:span text:style-name="T1"> sinds het vinden van het lichaam van </text:span><text:span text:style-name="T2">Kenau</text:span><text:span text:style-name="T4"> </text:span><text:span text:style-name="T1">een stuk zelfverzekerder overkomt. Zelfs het verdwenen (maar natuurlijk prachtige) borstbeeld wat je van haar maakte kon haar niet in deze hoge mate opvrolijken.</text:span></text:p>
      <text:p text:style-name="P2"/>
      <text:p text:style-name="P1"><text:span text:style-name="T2">Wie, de Boer</text:span><text:span text:style-name="T1">: Je beste vriend en klant, met geelzucht. Van het vele malen in de zon kijken heeft Wie een opvallend fysiek trekje: Spleetogen. Graag zou je dat eens willen beeldhouwen, maar hij wil voornamelijk dat je zijn akker blijft nahakken, iets met alles wat hij ziet willen vereeuwigen. Zijn levenswijsheden zijn even intrigerend als onnavolgbaar.</text:span></text:p>
      <text:p text:style-name="P2"/>
      <text:p text:style-name="P1"><text:span text:style-name="T2">Hee, de Slaaf</text:span><text:span text:style-name="T1">: Ooit zomaar verschenen op het eiland, haar slavendiensten doen je goed. Nu zij de stenen voor jouw kan dragen hoef jij niet meer zulke gigantische armen te kweken. Ze zegt niet veel maar doet haar werk zorgvuldig, een uiterst betrouwbare kracht.</text:span></text:p>
      <text:p text:style-name="P2"/>
      <text:p text:style-name="P2"/>
      <text:p text:style-name="P2"/>
      <text:list xml:id="list1815483007" text:continue-numbering="true" text:style-name="WW8Num2">
        <text:list-item>
          <text:p text:style-name="P9">Godelief, barvrouw</text:p>
        </text:list-item>
      </text:list>
      <text:p text:style-name="P2"/>
      <text:p text:style-name="P1"><text:span text:style-name="T1">Jij bent de barvrouw van jouw kroeg 'De Slinger'. Op de gevel van jouw kroeg prijkt dan ook in houten letters 'De Slinger'. Als barvrouw sta je elke dag in jouw kroeg achter de bar en dit wordt dan ook gewaardeerd door </text:span><text:span text:style-name="T2">Arnout de veldwachter</text:span><text:span text:style-name="T1">, </text:span><text:span text:style-name="T2">Hans de postbo</text:span><text:span text:style-name="T1">de, </text:span><text:span text:style-name="T2">Jezus de timmerman</text:span><text:span text:style-name="T1"> en </text:span><text:span text:style-name="T2">Boris de burgemeester</text:span><text:span text:style-name="T1">. <text:s/></text:span></text:p>
      <text:p text:style-name="P2"/>
      <text:p text:style-name="P2">Jij wilt je intellect trainen, en hierdoor speel je dan ook regelmatig boter-kaas-en-eieren tegen jezelf, waarbij je regelmatig de tijd neemt om de spelsituatie te analyseren. Je bent ook erg geïnteresseerd in ruimtevaart, maar je vindt het erg ingewikkeld dat de Aarde rond de Zon draait: waarom vliegt de Aarde niet uit zijn baan? Door deze fascinatie wil je Buitenlander worden, maar zonder ruimteraket zul je dit beroep nooit kunnen beoefenen. Je intellect houdt je echter geheim, omdat je bang bent om domme vragen te stellen.</text:p>
      <text:p text:style-name="P2"/>
      <text:p text:style-name="P1"><text:span text:style-name="T2">Harry, de zwerver</text:span><text:span text:style-name="T1">: Harry zat op Hemelvalsdag in jou kroeg, nog dronkener dan altijd. Jij zei hem vannacht eens lekker in de raket van </text:span><text:span text:style-name="T2">Jezus, de timmerman</text:span><text:span text:style-name="T1"> te gaan slapen, in de hoop dat Harry jou morgen alles over deze raket zal vertellen (dronkaards vertellen altijd de waarheid). Bovendien bewonder je Harry om zijn moed en dapperheid, durf en lef en ridderlijkheid. Toen op Hemelvaartdag de raket werd afgeschoten bleef hij echter op 10 meter in de lucht hangen, met Harry erin. Harry was ook te zien, alleen zijn armen en benen en hiermee maakte hij een soort vreemde dans. Precies op Hemelvalsdag viel hij uiteindelijk toch naar beneden, dood. Hij wordt door de andere dorpelingen heilig verklaard, maar jij haat Harry. Hij had namelijk nog een gigantische drankrekening, die nu nooit afbetaald zal worden.</text:span></text:p>
      <text:p text:style-name="P2"/>
      <text:p text:style-name="P1"><text:span text:style-name="T2">Hans, de postbode</text:span><text:span text:style-name="T1">: Hans is bang voor het gat wat Harry heeft achtergelaten en is heel erg precies. Hij weet zelfs binnen 5 minuten uit te rekenen hoeveel kleingeld hij van je teruggeld en weet van iedereen hoeveel ze nog aan jouw verschuldigd zijn. Hoewel dit heel handig is, vind je dit wel vreemd. Je denkt dat hij te weinig moederliefde heeft ontvangen, je hebt met hem te doen en wil hem graag deze gemiste moederliefde geven.</text:span></text:p>
      <text:p text:style-name="P2"/>
      <text:p text:style-name="P2"/>
      <text:p text:style-name="P8">16. WEILEN Kenau, smid</text:p>
      <text:p text:style-name="P3"/>
      <text:p text:style-name="P2">Vermoord, omdat ze het draaimechaniek van het eiland in gevaar bracht volgens Hiëronimus. Je bent vermoord doordat er een steen voor de ingang van de grot werd geworpen toen jij nog in de grot was. Je bent van de dorst uitgedroogd.</text:p>
      <text:p text:style-name="P2"/>
      <text:list xml:id="list2132164914" text:continue-numbering="true" text:style-name="WW8Num2">
        <text:list-item>
          <text:p text:style-name="P4">WEILEN Heilige Harrie, zwerver</text:p>
        </text:list-item>
      </text:list>
      <text:p text:style-name="P3"/>
      <text:p text:style-name="P2">Je bent in een raket gelanceerd op Hemelvaartdag , terwijl je gewoon je roes lag uit te slapen. Op 10 meter hoogte blijft het raket hangen. Jij ziet aan de andere kant van de koepel een totaal andere wereld en wil dit kenbaar maken een de dorpelingen door met de armen en benen boodschappen te vormen. Op Hemelvaldag, na drie dagen in de koepel hebben gehangen en veel bewogen te hebben, ben jij echter zodanig afgevallen, doordat je niet kunt eten, dat je door het gat in de koepel van het eiland heen valt, je bent dan al dood. Door de dorpelingen wordt je heilig verklaard.</text:p>
      <text:p text:style-name="P2"/>
      <text:p text:style-name="P7">Data:</text:p>
      <text:p text:style-name="P2">[DATUM_STEEN_VOOR_GROT] maandag = dag waarop de timmerman een steen voor de grot van Kenau schiette</text:p>
      <text:p text:style-name="P2">[DATUM_ONTDEKKING_LIJK_DOOR_WIE] = dag waarop Wie het lijk van Kenau reeds vond = 'afgelopen vrijdag'</text:p>
      <text:p text:style-name="P2">[DATUM_STEEN_WEG_VOOR_GROT] = Donderdag = dag waarop Moen de steen voor de grot weghaalde</text:p>
      <text:p text:style-name="P2">[DATUM_ONTDEKKING_LIJK_DOOR_PAMELA] Zondag = dag waarop Pamela het lijk van Kenau ontdekte</text:p>
      <text:p text:style-name="P2"/>
      <text:p text:style-name="P2"/>
      <text:p text:style-name="P2">Hemelvaartdag = dag waarop Heilige Harry in de raket werd afgeschoten</text:p>
      <text:p text:style-name="P2">Hemelvaldag = dag waarop Heilige Harry omlaag </text:p>
      <text:p text:style-name="P2"/>
      <text:p text:style-name="P6">Clubs:</text:p>
      <text:p text:style-name="P2">[HAHAHA] = { Hee, Eduard, Wibra, } = Heilige Harry Handelsvennootschap</text:p>
      <text:p text:style-name="P2">[HAHADA] = { Glycerientje, Pamela, Moen } = Heilige Harry Dansclub</text:p>
      <text:p text:style-name="P2">[BLABLABLA] = { Hieronimus, Isaac, Eppel, Wie, }</text:p>
      <text:p text:style-name="P2">[KROEG_BLIJVERS] = { Hans, Boris, Jezus, Arnout, Godelief }</text:p>
      <text:p text:style-name="P2"/>
      <text:p text:style-name="P2">Rituelen:</text:p>
      <text:p text:style-name="P2">Het Peddelfeest = { Heilige Harry Dansing, De Stemming, Offerfeest, De Peddeling }</text:p>
      <text:p text:style-name="P1"><text:span text:style-name="T2">Heilige Harry Dansing</text:span><text:span text:style-name="T1">: het nadoen van de bewegingen van Heilige Harry tussen Hemelvaartdag en Hemelvaldag. Degeen die dit het beste doet, wordt geofferd op het Offerfeest</text:span></text:p>
      <text:p text:style-name="P1"><text:span text:style-name="T2">De Stemming</text:span><text:span text:style-name="T1">: hierbij worden de stemmen verzameld van de dorpelingen over wie het beste de Heilige Harry Dans heeft uitgevoerd. Dit is een complexe procedure: de postbode verzamelt de stembiljetten, de postbode geeft ze aan de veldwachter voor controle, dan geeft de veldwachter stembiljetten aan de geestelijke. Deze dubbelchecked de stembiljetten en geeft deze vervolgens aan de burgermeester. De burgemeester geeft dan de officieele uitslag.</text:span></text:p>
      <text:p text:style-name="P1"><text:span text:style-name="T2">Offerfeest</text:span><text:span text:style-name="T1">: het offeren van degeen die het beste de Heilige Harry Dans heeft gedaan</text:span></text:p>
      <text:p text:style-name="P1"><text:span text:style-name="T2">De Peddeling</text:span><text:span text:style-name="T1">: hierin peddelen alle dorpelingen het water van De Oceaan tegen de klok in, behalve Isaac, die altijd weer de verkeerde kant op Peddelt.</text:span></text:p>
      <text:p text:style-name="P2"/>
      <text:p text:style-name="P2">Misc:</text:p>
      <text:p text:style-name="P1"><text:span text:style-name="T2">Stenen</text:span><text:span text:style-name="T1">: de meeste grote stenen op het eiland en ook de stenen gebruikt in de katapult van Jezus zijn allemaal lichtgevend groen. Jezus had echter een steen van een heel zeldzame kleur: grijs, die hij 'Herman' noem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2" svg:font-family="'Lohit Hindi'"/>
    <style:font-face style:name="DejaVu Sans1" svg:font-family="'DejaVu Sans'" style:font-pitch="variable"/>
    <style:font-face style:name="Lohit Hindi1" svg:font-family="'Lohit Hind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nl" fo:country="N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Caption1"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Ballontekst" style:family="paragraph" style:parent-style-name="Standard">
      <style:text-properties style:font-name="Tahoma" fo:font-size="8pt" style:font-size-asian="8pt" style:font-name-complex="Tahoma" style:font-size-complex="8pt"/>
    </style:style>
    <style:style style:name="Absatz-Standardschriftart" style:family="text"/>
    <style:style style:name="WW-Absatz-Standardschriftart" style:family="text"/>
    <style:style style:name="Standaardalinea-lettertype" style:family="text"/>
    <style:style style:name="Standaardalinea-lettertype1" style:family="text"/>
    <style:style style:name="Ballontekst_20_Char" style:display-name="Ballontekst Char" style:family="text" style:parent-style-name="Standaardalinea-lettertype">
      <style:text-properties style:font-name="Tahoma" fo:font-size="8pt" style:font-size-asian="8pt" style:font-name-complex="Tahoma" style:font-size-complex="8pt"/>
    </style:style>
    <style:style style:name="Kop_20_1_20_Char" style:display-name="Kop 1 Char" style:family="text" style:parent-style-name="Standaardalinea-lettertyp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82in" fo:margin-bottom="0.3492in" style:dynamic-spacing="true"/>
      </style:header-style>
      <style:footer-style>
        <style:header-footer-properties fo:min-height="0.5799in" fo:margin-top="0.5409in" style:dynamic-spacing="true"/>
      </style:footer-style>
    </style:page-layout>
    <style:page-layout style:name="Mpm2">
      <style:page-layout-properties fo:page-width="8.2681in" fo:page-height="11.6929in" style:num-format="1" style:print-orientation="portrait" fo:margin-top="1.372in" fo:margin-bottom="1.5638in" fo:margin-left="0.9839in" fo:margin-right="0.983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CONFIDENTIAL! FOR YOUR EYES ONLY!</text:p>
      </style:header>
      <style:footer>
        <text:p text:style-name="Footer">Levend Cluedo 'De Ontdekking Van De Hemel' is geschreven door Marjolein Centen, Elbrich Postma, Richel Bilderbeek en Bart Timmermans in februari en maart 2011</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dc:title>
    <meta:initial-creator>Centen</meta:initial-creator>
    <meta:creation-date>2011-03-15T00:03:00</meta:creation-date>
    <dc:creator>-</dc:creator>
    <dc:date>2011-03-15T00:03:00</dc:date>
    <meta:editing-cycles>2</meta:editing-cycles>
    <meta:editing-duration>PT574H11M08S</meta:editing-duration>
    <meta:document-statistic meta:table-count="0" meta:image-count="0" meta:object-count="0" meta:page-count="18" meta:paragraph-count="141" meta:word-count="6058" meta:character-count="35192"/>
    <meta:generator>OpenOffice.org/3.2$Linux OpenOffice.org_project/320m19$Build-9505</meta:generator>
    <meta:user-defined meta:name="Info 1"/>
    <meta:user-defined meta:name="Info 2"/>
    <meta:user-defined meta:name="Info 3"/>
    <meta:user-defined meta:name="Info 4"/>
  </office:meta>
</office:document-meta>
</file>